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4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4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4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3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3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3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3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3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3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3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3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3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3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3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3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3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3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3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3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3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3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3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3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3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3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3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3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3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3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3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3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3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3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3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3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3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3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3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3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3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3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3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3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3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3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3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3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3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3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3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3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3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3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3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3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3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3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3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3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3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3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3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3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3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3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3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3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3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3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3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3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3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3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3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3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3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3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3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3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3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3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3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3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3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3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3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3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3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3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3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3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3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3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3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3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3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3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3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3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3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3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3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3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3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3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3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3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3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3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3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3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3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3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3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3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3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3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3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3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3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3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3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3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3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3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3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3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3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3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3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3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3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3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3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3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3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3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3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3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3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3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3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3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3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3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3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3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3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3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3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table:number-columns-repeated="2"/>
          <table:table-cell table:style-name="ce13" table:formula="of:=[.F147]+[.E148]" office:value-type="float" office:value="7296.56" calcext:value-type="float">
            <text:p>7297</text:p>
          </table:table-cell>
          <table:table-cell/>
          <table:table-cell table:formula="of:=[.H147]+[.G148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10350.10628" calcext:value-type="currency">
            <text:p>$10 350,11</text:p>
          </table:table-cell>
          <table:table-cell table:style-name="ce41" table:formula="of:=[.A148]*budgetjour-[.O148]" office:value-type="currency" office:currency="USD" office:value="3761.89372" calcext:value-type="currency">
            <text:p>$3 761,89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3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7296.56" calcext:value-type="float">
            <text:p>7297</text:p>
          </table:table-cell>
          <table:table-cell/>
          <table:table-cell table:formula="of:=[.H148]+[.G149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50.10628" calcext:value-type="currency">
            <text:p>$10 350,11</text:p>
          </table:table-cell>
          <table:table-cell table:style-name="ce41" table:formula="of:=[.A149]*budgetjour-[.O149]" office:value-type="currency" office:currency="USD" office:value="3857.89372" calcext:value-type="currency">
            <text:p>$3 857,89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3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7296.56" calcext:value-type="float">
            <text:p>7297</text:p>
          </table:table-cell>
          <table:table-cell/>
          <table:table-cell table:formula="of:=[.H149]+[.G150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10350.10628" calcext:value-type="currency">
            <text:p>$10 350,11</text:p>
          </table:table-cell>
          <table:table-cell table:style-name="ce41" table:formula="of:=[.A150]*budgetjour-[.O150]" office:value-type="currency" office:currency="USD" office:value="3953.89372" calcext:value-type="currency">
            <text:p>$3 953,89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3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7296.56" calcext:value-type="float">
            <text:p>7297</text:p>
          </table:table-cell>
          <table:table-cell/>
          <table:table-cell table:formula="of:=[.H150]+[.G151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10350.10628" calcext:value-type="currency">
            <text:p>$10 350,11</text:p>
          </table:table-cell>
          <table:table-cell table:style-name="ce41" table:formula="of:=[.A151]*budgetjour-[.O151]" office:value-type="currency" office:currency="USD" office:value="4049.89372" calcext:value-type="currency">
            <text:p>$4 049,8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3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7296.56" calcext:value-type="float">
            <text:p>7297</text:p>
          </table:table-cell>
          <table:table-cell/>
          <table:table-cell table:formula="of:=[.H151]+[.G152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350.10628" calcext:value-type="currency">
            <text:p>$10 350,11</text:p>
          </table:table-cell>
          <table:table-cell table:style-name="ce41" table:formula="of:=[.A152]*budgetjour-[.O152]" office:value-type="currency" office:currency="USD" office:value="4145.89372" calcext:value-type="currency">
            <text:p>$4 145,8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3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7296.56" calcext:value-type="float">
            <text:p>7297</text:p>
          </table:table-cell>
          <table:table-cell/>
          <table:table-cell table:formula="of:=[.H152]+[.G153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350.10628" calcext:value-type="currency">
            <text:p>$10 350,11</text:p>
          </table:table-cell>
          <table:table-cell table:style-name="ce41" table:formula="of:=[.A153]*budgetjour-[.O153]" office:value-type="currency" office:currency="USD" office:value="4241.89372" calcext:value-type="currency">
            <text:p>$4 241,8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3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7296.56" calcext:value-type="float">
            <text:p>7297</text:p>
          </table:table-cell>
          <table:table-cell/>
          <table:table-cell table:formula="of:=[.H153]+[.G154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10350.10628" calcext:value-type="currency">
            <text:p>$10 350,11</text:p>
          </table:table-cell>
          <table:table-cell table:style-name="ce41" table:formula="of:=[.A154]*budgetjour-[.O154]" office:value-type="currency" office:currency="USD" office:value="4337.89372" calcext:value-type="currency">
            <text:p>$4 337,8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3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7296.56" calcext:value-type="float">
            <text:p>7297</text:p>
          </table:table-cell>
          <table:table-cell/>
          <table:table-cell table:formula="of:=[.H154]+[.G155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350.10628" calcext:value-type="currency">
            <text:p>$10 350,11</text:p>
          </table:table-cell>
          <table:table-cell table:style-name="ce41" table:formula="of:=[.A155]*budgetjour-[.O155]" office:value-type="currency" office:currency="USD" office:value="4433.89372" calcext:value-type="currency">
            <text:p>$4 433,8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3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7296.56" calcext:value-type="float">
            <text:p>7297</text:p>
          </table:table-cell>
          <table:table-cell/>
          <table:table-cell table:formula="of:=[.H155]+[.G156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10350.10628" calcext:value-type="currency">
            <text:p>$10 350,11</text:p>
          </table:table-cell>
          <table:table-cell table:style-name="ce41" table:formula="of:=[.A156]*budgetjour-[.O156]" office:value-type="currency" office:currency="USD" office:value="4529.89372" calcext:value-type="currency">
            <text:p>$4 529,8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3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7296.56" calcext:value-type="float">
            <text:p>7297</text:p>
          </table:table-cell>
          <table:table-cell/>
          <table:table-cell table:formula="of:=[.H156]+[.G157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350.10628" calcext:value-type="currency">
            <text:p>$10 350,11</text:p>
          </table:table-cell>
          <table:table-cell table:style-name="ce41" table:formula="of:=[.A157]*budgetjour-[.O157]" office:value-type="currency" office:currency="USD" office:value="4625.89372" calcext:value-type="currency">
            <text:p>$4 625,8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3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296.56" calcext:value-type="float">
            <text:p>7297</text:p>
          </table:table-cell>
          <table:table-cell/>
          <table:table-cell table:formula="of:=[.H157]+[.G158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350.10628" calcext:value-type="currency">
            <text:p>$10 350,11</text:p>
          </table:table-cell>
          <table:table-cell table:style-name="ce41" table:formula="of:=[.A158]*budgetjour-[.O158]" office:value-type="currency" office:currency="USD" office:value="4721.89372" calcext:value-type="currency">
            <text:p>$4 721,8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3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296.56" calcext:value-type="float">
            <text:p>7297</text:p>
          </table:table-cell>
          <table:table-cell/>
          <table:table-cell table:formula="of:=[.H158]+[.G159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350.10628" calcext:value-type="currency">
            <text:p>$10 350,11</text:p>
          </table:table-cell>
          <table:table-cell table:style-name="ce41" table:formula="of:=[.A159]*budgetjour-[.O159]" office:value-type="currency" office:currency="USD" office:value="4817.89372" calcext:value-type="currency">
            <text:p>$4 817,8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3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296.56" calcext:value-type="float">
            <text:p>7297</text:p>
          </table:table-cell>
          <table:table-cell/>
          <table:table-cell table:formula="of:=[.H159]+[.G160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350.10628" calcext:value-type="currency">
            <text:p>$10 350,11</text:p>
          </table:table-cell>
          <table:table-cell table:style-name="ce41" table:formula="of:=[.A160]*budgetjour-[.O160]" office:value-type="currency" office:currency="USD" office:value="4913.89372" calcext:value-type="currency">
            <text:p>$4 913,8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3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296.56" calcext:value-type="float">
            <text:p>7297</text:p>
          </table:table-cell>
          <table:table-cell/>
          <table:table-cell table:formula="of:=[.H160]+[.G161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350.10628" calcext:value-type="currency">
            <text:p>$10 350,11</text:p>
          </table:table-cell>
          <table:table-cell table:style-name="ce41" table:formula="of:=[.A161]*budgetjour-[.O161]" office:value-type="currency" office:currency="USD" office:value="5009.89372" calcext:value-type="currency">
            <text:p>$5 009,8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3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296.56" calcext:value-type="float">
            <text:p>7297</text:p>
          </table:table-cell>
          <table:table-cell/>
          <table:table-cell table:formula="of:=[.H161]+[.G162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350.10628" calcext:value-type="currency">
            <text:p>$10 350,11</text:p>
          </table:table-cell>
          <table:table-cell table:style-name="ce41" table:formula="of:=[.A162]*budgetjour-[.O162]" office:value-type="currency" office:currency="USD" office:value="5105.89372" calcext:value-type="currency">
            <text:p>$5 105,8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3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296.56" calcext:value-type="float">
            <text:p>7297</text:p>
          </table:table-cell>
          <table:table-cell/>
          <table:table-cell table:formula="of:=[.H162]+[.G163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350.10628" calcext:value-type="currency">
            <text:p>$10 350,11</text:p>
          </table:table-cell>
          <table:table-cell table:style-name="ce41" table:formula="of:=[.A163]*budgetjour-[.O163]" office:value-type="currency" office:currency="USD" office:value="5201.89372" calcext:value-type="currency">
            <text:p>$5 201,8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3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296.56" calcext:value-type="float">
            <text:p>7297</text:p>
          </table:table-cell>
          <table:table-cell/>
          <table:table-cell table:formula="of:=[.H163]+[.G164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350.10628" calcext:value-type="currency">
            <text:p>$10 350,11</text:p>
          </table:table-cell>
          <table:table-cell table:style-name="ce41" table:formula="of:=[.A164]*budgetjour-[.O164]" office:value-type="currency" office:currency="USD" office:value="5297.89372" calcext:value-type="currency">
            <text:p>$5 297,8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3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296.56" calcext:value-type="float">
            <text:p>7297</text:p>
          </table:table-cell>
          <table:table-cell/>
          <table:table-cell table:formula="of:=[.H164]+[.G165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350.10628" calcext:value-type="currency">
            <text:p>$10 350,11</text:p>
          </table:table-cell>
          <table:table-cell table:style-name="ce41" table:formula="of:=[.A165]*budgetjour-[.O165]" office:value-type="currency" office:currency="USD" office:value="5393.89372" calcext:value-type="currency">
            <text:p>$5 393,8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3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296.56" calcext:value-type="float">
            <text:p>7297</text:p>
          </table:table-cell>
          <table:table-cell/>
          <table:table-cell table:formula="of:=[.H165]+[.G166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350.10628" calcext:value-type="currency">
            <text:p>$10 350,11</text:p>
          </table:table-cell>
          <table:table-cell table:style-name="ce41" table:formula="of:=[.A166]*budgetjour-[.O166]" office:value-type="currency" office:currency="USD" office:value="5489.89372" calcext:value-type="currency">
            <text:p>$5 489,8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3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296.56" calcext:value-type="float">
            <text:p>7297</text:p>
          </table:table-cell>
          <table:table-cell/>
          <table:table-cell table:formula="of:=[.H166]+[.G167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350.10628" calcext:value-type="currency">
            <text:p>$10 350,11</text:p>
          </table:table-cell>
          <table:table-cell table:style-name="ce41" table:formula="of:=[.A167]*budgetjour-[.O167]" office:value-type="currency" office:currency="USD" office:value="5585.89372" calcext:value-type="currency">
            <text:p>$5 585,8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3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296.56" calcext:value-type="float">
            <text:p>7297</text:p>
          </table:table-cell>
          <table:table-cell/>
          <table:table-cell table:formula="of:=[.H167]+[.G168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350.10628" calcext:value-type="currency">
            <text:p>$10 350,11</text:p>
          </table:table-cell>
          <table:table-cell table:style-name="ce41" table:formula="of:=[.A168]*budgetjour-[.O168]" office:value-type="currency" office:currency="USD" office:value="5681.89372" calcext:value-type="currency">
            <text:p>$5 681,8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3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296.56" calcext:value-type="float">
            <text:p>7297</text:p>
          </table:table-cell>
          <table:table-cell/>
          <table:table-cell table:formula="of:=[.H168]+[.G169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350.10628" calcext:value-type="currency">
            <text:p>$10 350,11</text:p>
          </table:table-cell>
          <table:table-cell table:style-name="ce41" table:formula="of:=[.A169]*budgetjour-[.O169]" office:value-type="currency" office:currency="USD" office:value="5777.89372" calcext:value-type="currency">
            <text:p>$5 777,8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3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296.56" calcext:value-type="float">
            <text:p>7297</text:p>
          </table:table-cell>
          <table:table-cell/>
          <table:table-cell table:formula="of:=[.H169]+[.G170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350.10628" calcext:value-type="currency">
            <text:p>$10 350,11</text:p>
          </table:table-cell>
          <table:table-cell table:style-name="ce41" table:formula="of:=[.A170]*budgetjour-[.O170]" office:value-type="currency" office:currency="USD" office:value="5873.89372" calcext:value-type="currency">
            <text:p>$5 873,8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3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296.56" calcext:value-type="float">
            <text:p>7297</text:p>
          </table:table-cell>
          <table:table-cell/>
          <table:table-cell table:formula="of:=[.H170]+[.G171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350.10628" calcext:value-type="currency">
            <text:p>$10 350,11</text:p>
          </table:table-cell>
          <table:table-cell table:style-name="ce41" table:formula="of:=[.A171]*budgetjour-[.O171]" office:value-type="currency" office:currency="USD" office:value="5969.89372" calcext:value-type="currency">
            <text:p>$5 969,8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3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296.56" calcext:value-type="float">
            <text:p>7297</text:p>
          </table:table-cell>
          <table:table-cell/>
          <table:table-cell table:formula="of:=[.H171]+[.G172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350.10628" calcext:value-type="currency">
            <text:p>$10 350,11</text:p>
          </table:table-cell>
          <table:table-cell table:style-name="ce41" table:formula="of:=[.A172]*budgetjour-[.O172]" office:value-type="currency" office:currency="USD" office:value="6065.89372" calcext:value-type="currency">
            <text:p>$6 065,8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3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296.56" calcext:value-type="float">
            <text:p>7297</text:p>
          </table:table-cell>
          <table:table-cell/>
          <table:table-cell table:formula="of:=[.H172]+[.G173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350.10628" calcext:value-type="currency">
            <text:p>$10 350,11</text:p>
          </table:table-cell>
          <table:table-cell table:style-name="ce41" table:formula="of:=[.A173]*budgetjour-[.O173]" office:value-type="currency" office:currency="USD" office:value="6161.89372" calcext:value-type="currency">
            <text:p>$6 161,8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3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296.56" calcext:value-type="float">
            <text:p>7297</text:p>
          </table:table-cell>
          <table:table-cell/>
          <table:table-cell table:formula="of:=[.H173]+[.G174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350.10628" calcext:value-type="currency">
            <text:p>$10 350,11</text:p>
          </table:table-cell>
          <table:table-cell table:style-name="ce41" table:formula="of:=[.A174]*budgetjour-[.O174]" office:value-type="currency" office:currency="USD" office:value="6257.89372" calcext:value-type="currency">
            <text:p>$6 257,8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3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296.56" calcext:value-type="float">
            <text:p>7297</text:p>
          </table:table-cell>
          <table:table-cell/>
          <table:table-cell table:formula="of:=[.H174]+[.G175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350.10628" calcext:value-type="currency">
            <text:p>$10 350,11</text:p>
          </table:table-cell>
          <table:table-cell table:style-name="ce41" table:formula="of:=[.A175]*budgetjour-[.O175]" office:value-type="currency" office:currency="USD" office:value="6353.89372" calcext:value-type="currency">
            <text:p>$6 353,8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3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296.56" calcext:value-type="float">
            <text:p>7297</text:p>
          </table:table-cell>
          <table:table-cell/>
          <table:table-cell table:formula="of:=[.H175]+[.G176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350.10628" calcext:value-type="currency">
            <text:p>$10 350,11</text:p>
          </table:table-cell>
          <table:table-cell table:style-name="ce41" table:formula="of:=[.A176]*budgetjour-[.O176]" office:value-type="currency" office:currency="USD" office:value="6449.89372" calcext:value-type="currency">
            <text:p>$6 449,8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3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296.56" calcext:value-type="float">
            <text:p>7297</text:p>
          </table:table-cell>
          <table:table-cell/>
          <table:table-cell table:formula="of:=[.H176]+[.G177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350.10628" calcext:value-type="currency">
            <text:p>$10 350,11</text:p>
          </table:table-cell>
          <table:table-cell table:style-name="ce41" table:formula="of:=[.A177]*budgetjour-[.O177]" office:value-type="currency" office:currency="USD" office:value="6545.89372" calcext:value-type="currency">
            <text:p>$6 545,8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3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296.56" calcext:value-type="float">
            <text:p>7297</text:p>
          </table:table-cell>
          <table:table-cell/>
          <table:table-cell table:formula="of:=[.H177]+[.G178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350.10628" calcext:value-type="currency">
            <text:p>$10 350,11</text:p>
          </table:table-cell>
          <table:table-cell table:style-name="ce41" table:formula="of:=[.A178]*budgetjour-[.O178]" office:value-type="currency" office:currency="USD" office:value="6641.89372" calcext:value-type="currency">
            <text:p>$6 641,8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3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296.56" calcext:value-type="float">
            <text:p>7297</text:p>
          </table:table-cell>
          <table:table-cell/>
          <table:table-cell table:formula="of:=[.H178]+[.G179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350.10628" calcext:value-type="currency">
            <text:p>$10 350,11</text:p>
          </table:table-cell>
          <table:table-cell table:style-name="ce41" table:formula="of:=[.A179]*budgetjour-[.O179]" office:value-type="currency" office:currency="USD" office:value="6737.89372" calcext:value-type="currency">
            <text:p>$6 737,8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3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296.56" calcext:value-type="float">
            <text:p>7297</text:p>
          </table:table-cell>
          <table:table-cell/>
          <table:table-cell table:formula="of:=[.H179]+[.G180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350.10628" calcext:value-type="currency">
            <text:p>$10 350,11</text:p>
          </table:table-cell>
          <table:table-cell table:style-name="ce41" table:formula="of:=[.A180]*budgetjour-[.O180]" office:value-type="currency" office:currency="USD" office:value="6833.89372" calcext:value-type="currency">
            <text:p>$6 833,8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3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296.56" calcext:value-type="float">
            <text:p>7297</text:p>
          </table:table-cell>
          <table:table-cell/>
          <table:table-cell table:formula="of:=[.H180]+[.G181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350.10628" calcext:value-type="currency">
            <text:p>$10 350,11</text:p>
          </table:table-cell>
          <table:table-cell table:style-name="ce41" table:formula="of:=[.A181]*budgetjour-[.O181]" office:value-type="currency" office:currency="USD" office:value="6929.89372" calcext:value-type="currency">
            <text:p>$6 929,8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03.820403529412" calcext:value-type="currency">
            <text:p>$203,82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3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66"/>
        <table:table-column table:style-name="co15" table:number-columns-repeated="2" table:default-cell-style-name="ce66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3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7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3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>
      <number:number number:decimal-places="2" number:min-decimal-places="2" number:min-integer-digits="0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7:32:55.2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08T19:04:32.043000000</dc:date>
    <meta:editing-duration>P146DT3H16M31S</meta:editing-duration>
    <meta:editing-cycles>391</meta:editing-cycles>
    <meta:document-statistic meta:table-count="4" meta:cell-count="3084" meta:object-count="0"/>
  </office:meta>
</office:document-meta>
</file>